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1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2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5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6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9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3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3cm" svg:height="0.333cm" svg:x="5.717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1cm" svg:height="0.333cm" svg:x="8.291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4cm" svg:height="0.333cm" svg:x="14.426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0.108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9.21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1.826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10.93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7.11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cm" svg:height="0.333cm" svg:x="16.199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3.58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7:16:54.203049376</dc:date>
    <meta:editing-duration>PT1H28M1S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</table:table-cell>
              <table:table-cell office:value-type="float" office:value="9.8">
                <text:p>9.8</text:p>
              </table:table-cell>
              <table:table-cell office:value-type="float" office:value="98.59">
                <text:p>98.59</text:p>
              </table:table-cell>
              <table:table-cell office:value-type="float" office:value="10.23">
                <text:p>10.23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7.64999999999999">
                <text:p>7.64999999999999</text:p>
              </table:table-cell>
              <table:table-cell office:value-type="float" office:value="63.01">
                <text:p>63.01</text:p>
              </table:table-cell>
              <table:table-cell office:value-type="float" office:value="2.53">
                <text:p>2.53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46">
                <text:p>99.46</text:p>
              </table:table-cell>
              <table:table-cell office:value-type="float" office:value="91.18">
                <text:p>91.18</text:p>
              </table:table-cell>
              <table:table-cell office:value-type="float" office:value="99.66">
                <text:p>99.66</text:p>
              </table:table-cell>
              <table:table-cell office:value-type="float" office:value="99.53">
                <text:p>99.53</text:p>
              </table:table-cell>
              <table:table-cell office:value-type="float" office:value="99.22">
                <text:p>99.22</text:p>
              </table:table-cell>
              <table:table-cell office:value-type="float" office:value="38.71">
                <text:p>38.71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3266666666667">
                <text:p>62.3266666666667</text:p>
              </table:table-cell>
              <table:table-cell office:value-type="float" office:value="98.5171428571429">
                <text:p>98.5171428571429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0.589999999999991">
                <text:p>0.589999999999991</text:p>
              </table:table-cell>
              <table:table-cell office:value-type="float" office:value="91.51">
                <text:p>91.51</text:p>
              </table:table-cell>
              <table:table-cell office:value-type="float" office:value="7.83999999999999">
                <text:p>7.83999999999999</text:p>
              </table:table-cell>
              <table:table-cell office:value-type="float" office:value="1.15999999999999">
                <text:p>1.15999999999999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979999999999992">
                <text:p>0.979999999999992</text:p>
              </table:table-cell>
              <table:table-cell office:value-type="float" office:value="29.19">
                <text:p>29.19</text:p>
              </table:table-cell>
              <table:table-cell office:value-type="float" office:value="1.95">
                <text:p>1.95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6">
                <text:p>99.36</text:p>
              </table:table-cell>
              <table:table-cell office:value-type="float" office:value="82.78">
                <text:p>82.78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57.63">
                <text:p>57.63</text:p>
              </table:table-cell>
              <table:table-cell office:value-type="float" office:value="13.63">
                <text:p>13.63</text:p>
              </table:table-cell>
              <table:table-cell office:value-type="float" office:value="99.83">
                <text:p>99.83</text:p>
              </table:table-cell>
              <table:table-cell office:value-type="float" office:value="99.8">
                <text:p>99.8</text:p>
              </table:table-cell>
              <table:table-cell office:value-type="float" office:value="NaN">
                <text:p>NaN</text:p>
              </table:table-cell>
              <table:table-cell office:value-type="float" office:value="49.1977777777778">
                <text:p>49.1977777777778</text:p>
              </table:table-cell>
              <table:table-cell office:value-type="float" office:value="97.2728571428571">
                <text:p>97.2728571428571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0">
                <text:p>0</text:p>
              </table:table-cell>
              <table:table-cell office:value-type="float" office:value="20.15">
                <text:p>20.15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509999999999999">
                <text:p>0.509999999999999</text:p>
              </table:table-cell>
              <table:table-cell office:value-type="float" office:value="0">
                <text:p>0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4.01999999999999">
                <text:p>4.01999999999999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69.39">
                <text:p>69.39</text:p>
              </table:table-cell>
              <table:table-cell office:value-type="float" office:value="65.35">
                <text:p>65.35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4.44">
                <text:p>4.44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74.22">
                <text:p>74.22</text:p>
              </table:table-cell>
              <table:table-cell office:value-type="float" office:value="NaN">
                <text:p>NaN</text:p>
              </table:table-cell>
              <table:table-cell office:value-type="float" office:value="35.7455555555556">
                <text:p>35.7455555555556</text:p>
              </table:table-cell>
              <table:table-cell office:value-type="float" office:value="86.83">
                <text:p>86.83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9999999999992">
                <text:p>0.579999999999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0199999999999978">
                <text:p>0.0199999999999978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6.47">
                <text:p>46.47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83">
                <text:p>99.83</text:p>
              </table:table-cell>
              <table:table-cell office:value-type="float" office:value="57.4">
                <text:p>57.4</text:p>
              </table:table-cell>
              <table:table-cell office:value-type="float" office:value="NaN">
                <text:p>NaN</text:p>
              </table:table-cell>
              <table:table-cell office:value-type="float" office:value="22.4294444444444">
                <text:p>22.4294444444444</text:p>
              </table:table-cell>
              <table:table-cell office:value-type="float" office:value="57.5528571428571">
                <text:p>57.5528571428571</text:p>
              </table:table-cell>
            </table:table-row>
            <table:table-row>
              <table:table-cell office:value-type="string">
                <text:p>IPC=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">
                <text:p>0</text:p>
              </table:table-cell>
              <table:table-cell office:value-type="float" office:value="30.42">
                <text:p>30.42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.22666666666666">
                <text:p>7.22666666666666</text:p>
              </table:table-cell>
              <table:table-cell office:value-type="float" office:value="18.5828571428571">
                <text:p>18.58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